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42CF7A6707.svm" manifest:media-type=""/>
  <manifest:file-entry manifest:full-path="Pictures/20000001000002220000015B5230FBC6.svm" manifest:media-type=""/>
  <manifest:file-entry manifest:full-path="Pictures/10000000000000200000002000309F1C.png" manifest:media-type="image/png"/>
  <manifest:file-entry manifest:full-path="Pictures/20000001000002190000015B008E3587.svm" manifest:media-type=""/>
  <manifest:file-entry manifest:full-path="Pictures/200000010000018500000142AEA88071.svm" manifest:media-type=""/>
  <manifest:file-entry manifest:full-path="Pictures/20000001000001B000000129C1E76D42.svm" manifest:media-type=""/>
  <manifest:file-entry manifest:full-path="Pictures/200000020000020A0000015B5CE5EBD4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R_{f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{f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6.494cm" svg:height="4.317cm" svg:x="3.254cm" svg:y="0.26cm">
          <draw:image xlink:href="Pictures/200000020000020A0000015B5CE5EBD4.eps" xlink:type="simple" xlink:show="embed" xlink:actuate="onLoad">
            <text:p/>
          </draw:image>
          <draw:glue-point draw:id="4" svg:x="4.308cm" svg:y="-1.616cm"/>
        </draw:frame>
        <draw:frame draw:style-name="gr2" draw:text-style-name="P2" xml:id="id1" draw:id="id1" draw:layer="layout" svg:width="2.475cm" svg:height="2.231cm" svg:x="10.3cm" svg:y="0.302cm">
          <draw:text-box>
            <text:p text:style-name="P2">خارجی نقطے</text:p>
            <text:p text:style-name="P2">کو قصر دور</text:p>
            <text:p text:style-name="P2">کیا گیا ہے</text:p>
          </draw:text-box>
          <draw:glue-point draw:id="4" svg:x="-4.311cm" svg:y="-2.882cm"/>
        </draw:frame>
        <draw:connector draw:style-name="gr3" draw:text-style-name="P1" draw:layer="layout" draw:type="curve" draw:line-skew="-0.461cm" svg:x1="10.471cm" svg:y1="0.775cm" svg:x2="9.298cm" svg:y2="1.721cm" draw:start-shape="id1" draw:start-glue-point="4" draw:end-shape="id2" draw:end-glue-point="4" svg:d="m10471 775c-1362 0-776 946-1173 946">
          <text:p/>
        </draw:connector>
        <draw:frame draw:style-name="gr2" draw:layer="layout" svg:width="0.937cm" svg:height="0.911cm" svg:x="9.639cm" svg:y="3.572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1.892cm" svg:y="3.572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4" draw:text-style-name="P1" draw:layer="layout" svg:width="0.654cm" svg:height="0.415cm" svg:x="4.837cm" svg:y="3.114cm">
          <draw:image xlink:href="Pictures/20000001000002220000015B5230FBC6.svm" xlink:type="simple" xlink:show="embed" xlink:actuate="onLoad">
            <text:p/>
          </draw:image>
        </draw:frame>
        <draw:frame draw:style-name="gr5" draw:text-style-name="P1" draw:layer="layout" svg:width="0.643cm" svg:height="0.415cm" svg:x="3.462cm" svg:y="3.114cm">
          <draw:image xlink:href="Pictures/20000001000002190000015B008E3587.svm" xlink:type="simple" xlink:show="embed" xlink:actuate="onLoad">
            <text:p/>
          </draw:image>
        </draw:frame>
        <draw:frame draw:style-name="gr6" draw:text-style-name="P1" draw:layer="layout" svg:width="0.38cm" svg:height="0.321cm" svg:x="7.31cm" svg:y="1.684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38cm" svg:height="0.321cm" svg:x="4.26cm" svg:y="1.719cm">
          <draw:image xlink:href="Pictures/200000010000017D00000142CF7A6707.svm" xlink:type="simple" xlink:show="embed" xlink:actuate="onLoad">
            <text:p/>
          </draw:image>
        </draw:frame>
        <draw:frame draw:style-name="gr7" draw:text-style-name="P1" draw:layer="layout" svg:width="0.388cm" svg:height="0.321cm" svg:x="8.134cm" svg:y="1.204cm">
          <draw:image xlink:href="Pictures/200000010000018500000142AEA88071.svm" xlink:type="simple" xlink:show="embed" xlink:actuate="onLoad">
            <text:p/>
          </draw:image>
        </draw:frame>
        <draw:frame draw:style-name="gr8" draw:text-style-name="P1" draw:layer="layout" svg:width="0.517cm" svg:height="0.355cm" svg:x="9.738cm" svg:y="1.552cm">
          <draw:image xlink:href="Pictures/20000001000001B000000129C1E76D42.svm" xlink:type="simple" xlink:show="embed" xlink:actuate="onLoad">
            <text:p/>
          </draw:image>
        </draw:frame>
        <draw:frame draw:style-name="gr4" draw:text-style-name="P1" draw:layer="layout" svg:width="0.654cm" svg:height="0.415cm" svg:x="8.038cm" svg:y="3.494cm">
          <draw:image xlink:href="Pictures/20000001000002220000015B5230FBC6.svm" xlink:type="simple" xlink:show="embed" xlink:actuate="onLoad">
            <text:p/>
          </draw:image>
        </draw:frame>
        <draw:frame draw:style-name="gr5" draw:text-style-name="P1" draw:layer="layout" svg:width="0.643cm" svg:height="0.415cm" svg:x="6.615cm" svg:y="3.655cm">
          <draw:image xlink:href="Pictures/20000001000002190000015B008E358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2-01T11:57:56</meta:creation-date>
    <meta:editing-duration>PT1H55M20S</meta:editing-duration>
    <meta:editing-cycles>10</meta:editing-cycles>
    <meta:generator>LibreOffice/3.3$Linux LibreOffice_project/330m19$Build-401</meta:generator>
    <dc:title>kkkFigures</dc:title>
    <meta:initial-creator>kkk </meta:initial-creator>
    <dc:date>2014-10-04T16:27:27</dc:date>
    <dc:creator>kkk </dc:creator>
    <meta:document-statistic meta:object-count="13"/>
    <meta:template xlink:type="simple" xlink:actuate="onRequest" xlink:title="kkkFigures" xlink:href="../../../../.libreoffice/3/user/template/kkkFigures.otg" meta:date="2013-12-01T11:57:55"/>
  </office:meta>
</office:document-meta>
</file>